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HandlerTests.handlerMapping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spatcherHandlerTests.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pplier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lierHandlerAdapter.handle( ServerWebExchange exchange ,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HandlerTests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HandlerResultHandler.handleResult( ServerWebExchange exchange , Handler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HandlerResultHandler.supports( Handler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